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6" office:value-type="string" calcext:value-type="string">
            <text:p>files on side TODO: ui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6" office:value-type="string" calcext:value-type="string">
            <text:p>documentatio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new document edited when save must prompt new file sa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earch plug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prompt save file if get closed but edite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>
            <text:p>ui event manager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 press loop plugins only registered plugin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make get plugins efficient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auto place cursor in sourceview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6" office:value-type="string" calcext:value-type="string">
            <text:p>command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comments</text:p>
          </table:table-cell>
          <table:table-cell table:style-name="Default"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6" office:value-type="string" calcext:value-type="string">
            <text:p>side menus like open save TODO: close bt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5"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string" calcext:value-type="string">
            <text:p>open file/s from command line args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00:21:48.688125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8T00:22:33.475217549</dc:date>
    <meta:editing-duration>PT1H57M42S</meta:editing-duration>
    <meta:editing-cycles>77</meta:editing-cycles>
    <meta:generator>LibreOffice/6.4.0.3$Linux_X86_64 LibreOffice_project/40$Build-3</meta:generator>
    <meta:document-statistic meta:table-count="1" meta:cell-count="78" meta:object-count="0"/>
  </office:meta>
</office:document-meta>
</file>